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1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563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19.363cm"/>
    </style:style>
    <style:style style:name="pr6" style:family="presentation" style:parent-style-name="Padrão-subtitle">
      <style:graphic-properties draw:fill-color="#ffffff" fo:min-height="18.963cm"/>
    </style:style>
    <style:style style:name="P1" style:family="paragraph">
      <style:text-properties fo:font-size="54pt"/>
    </style:style>
    <style:style style:name="P2" style:family="paragraph">
      <loext:graphic-properties draw:fill-color="#ffffff"/>
      <style:text-properties fo:font-size="54pt"/>
    </style:style>
    <style:style style:name="P3" style:family="paragraph">
      <loext:graphic-properties draw:fill-color="#ffffff"/>
    </style:style>
    <style:style style:name="P4" style:family="paragraph">
      <style:text-properties fo:font-size="44pt" style:font-size-asian="44pt" style:font-size-complex="44pt"/>
    </style:style>
    <style:style style:name="P5" style:family="paragraph">
      <loext:graphic-properties draw:fill-color="#ffffff"/>
      <style:text-properties fo:font-size="44pt" style:font-size-asian="44pt" style:font-size-complex="44pt"/>
    </style:style>
    <style:style style:name="P6" style:family="paragraph">
      <style:text-properties fo:font-size="44pt"/>
    </style:style>
    <style:style style:name="P7" style:family="paragraph">
      <loext:graphic-properties draw:fill-color="#ffffff"/>
      <style:text-properties fo:font-size="44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2" draw:layer="layout" svg:width="25.199cm" svg:height="19.163cm" svg:x="1.4cm" svg:y="0.837cm" presentation:class="subtitle" presentation:user-transformed="true">
          <draw:text-box>
            <text:p text:style-name="P1">Terra Fértil</text:p>
            <text:p text:style-name="P1"><text:span text:style-name="T1">Ministério Além do Vé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3" draw:text-style-name="P5" draw:layer="layout" svg:width="25.199cm" svg:height="19.563cm" svg:x="1.4cm" svg:y="0.837cm" presentation:class="subtitle" presentation:user-transformed="true">
          <draw:text-box>
            <text:p text:style-name="P4"><text:span text:style-name="T2">Eu quero entrar, nos átrios do Pai</text:span></text:p>
            <text:p text:style-name="P4"><text:span text:style-name="T2">E regozijar-me em tua presença</text:span></text:p>
            <text:p text:style-name="P4"><text:span text:style-name="T2">E ali me prostrarei com</text:span></text:p>
            <text:p text:style-name="P4"><text:span text:style-name="T2">toda reverênc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5" draw:text-style-name="P7" draw:layer="layout" svg:width="25.199cm" svg:height="19.363cm" svg:x="1.4cm" svg:y="0.837cm" presentation:class="subtitle" presentation:user-transformed="true">
          <draw:text-box>
            <text:p text:style-name="P6">E entregarei minha humilde oferta</text:p>
            <text:p text:style-name="P6">Meu coração, minha vida,</text:p>
            <text:p text:style-name="P6">meu ser, te entregarei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6" draw:text-style-name="P7" draw:layer="layout" svg:width="25.199cm" svg:height="18.963cm" svg:x="1.4cm" svg:y="0.837cm" presentation:class="subtitle" presentation:user-transformed="true">
          <draw:text-box>
            <text:p text:style-name="P6">Colher o que há de bom</text:p>
            <text:p text:style-name="P6">em tua palavra</text:p>
            <text:p text:style-name="P6">E descansar em teus</text:p>
            <text:p text:style-name="P6">braços de amor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5" draw:text-style-name="P5" draw:layer="layout" svg:width="25.199cm" svg:height="19.363cm" svg:x="1.4cm" svg:y="0.837cm" presentation:class="subtitle" presentation:user-transformed="true">
          <draw:text-box>
            <text:p text:style-name="P4"><text:span text:style-name="T2">Quero teu arado, preparando</text:span></text:p>
            <text:p text:style-name="P4"><text:span text:style-name="T2">a minha vida</text:span></text:p>
            <text:p text:style-name="P4"><text:span text:style-name="T2">Devolva com vontade o mais profundo de mi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1" draw:text-style-name="P7" draw:layer="layout" svg:width="25.199cm" svg:height="19.163cm" svg:x="1.4cm" svg:y="0.837cm" presentation:class="subtitle" presentation:user-transformed="true">
          <draw:text-box>
            <text:p text:style-name="P6">Tire as pedras e os espinhos,</text:p>
            <text:p text:style-name="P6">terra fértil quero ser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1" draw:text-style-name="P7" draw:layer="layout" svg:width="25.199cm" svg:height="19.163cm" svg:x="1.4cm" svg:y="0.837cm" presentation:class="subtitle" presentation:user-transformed="true">
          <draw:text-box>
            <text:p text:style-name="P6">Pra teu louvor, faz-me Senhor</text:p>
            <text:p text:style-name="P6">Eu quero ser usado sem medida</text:p>
            <text:p text:style-name="P6">Prepara-me Senhor</text:p>
            <text:p text:style-name="P6">Capacita-me Senhor</text:p>
            <text:p text:style-name="P6">Te entrego a direção da</text:p>
            <text:p text:style-name="P6">minha vida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office:forms form:automatic-focus="false" form:apply-design-mode="false"/>
        <draw:frame presentation:style-name="pr6" draw:text-style-name="P7" draw:layer="layout" svg:width="25.199cm" svg:height="18.963cm" svg:x="1.4cm" svg:y="0.837cm" presentation:class="subtitle" presentation:user-transformed="true">
          <draw:text-box>
            <text:p text:style-name="P6">Colher o que há de bom</text:p>
            <text:p text:style-name="P6">em tua palavra</text:p>
            <text:p text:style-name="P6">E descansar em teus</text:p>
            <text:p text:style-name="P6">braços de amor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5" draw:text-style-name="P5" draw:layer="layout" svg:width="25.199cm" svg:height="19.363cm" svg:x="1.4cm" svg:y="0.837cm" presentation:class="subtitle" presentation:user-transformed="true">
          <draw:text-box>
            <text:p text:style-name="P4"><text:span text:style-name="T2">Quero teu arado, preparando</text:span></text:p>
            <text:p text:style-name="P4"><text:span text:style-name="T2">a minha vida</text:span></text:p>
            <text:p text:style-name="P4"><text:span text:style-name="T2">Devolva com vontade o mais profundo de mi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1" draw:text-style-name="P7" draw:layer="layout" svg:width="25.199cm" svg:height="19.163cm" svg:x="1.4cm" svg:y="0.837cm" presentation:class="subtitle" presentation:user-transformed="true">
          <draw:text-box>
            <text:p text:style-name="P6">Tire as pedras e os espinhos,</text:p>
            <text:p text:style-name="P6">terra fértil quero ser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draw:frame presentation:style-name="pr1" draw:text-style-name="P7" draw:layer="layout" svg:width="25.199cm" svg:height="19.163cm" svg:x="1.4cm" svg:y="0.837cm" presentation:class="subtitle" presentation:user-transformed="true">
          <draw:text-box>
            <text:p text:style-name="P6">Pra teu louvor, faz-me Senhor</text:p>
            <text:p text:style-name="P6">Eu quero ser usado sem medida</text:p>
            <text:p text:style-name="P6">Prepara-me Senhor</text:p>
            <text:p text:style-name="P6">Capacita-me Senhor</text:p>
            <text:p text:style-name="P6">Te entrego a direção da</text:p>
            <text:p text:style-name="P6">minha vida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draw:frame presentation:style-name="pr1" draw:text-style-name="P7" draw:layer="layout" svg:width="25.199cm" svg:height="19.163cm" svg:x="1.4cm" svg:y="0.837cm" presentation:class="subtitle" presentation:user-transformed="true">
          <draw:text-box>
            <text:p text:style-name="P6">Pra teu louvor, faz-me Senhor</text:p>
            <text:p text:style-name="P6">Eu quero ser usado sem medida</text:p>
            <text:p text:style-name="P6">Prepara-me Senhor</text:p>
            <text:p text:style-name="P6">Capacita-me Senhor</text:p>
            <text:p text:style-name="P6">Te entrego a direção da</text:p>
            <text:p text:style-name="P6">minha vida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32">
        <draw:frame presentation:style-name="pr1" draw:text-style-name="P7" draw:layer="layout" svg:width="25.199cm" svg:height="19.163cm" svg:x="1.4cm" svg:y="0.837cm" presentation:class="subtitle" presentation:user-transformed="true">
          <draw:text-box>
            <text:p text:style-name="P6">Sou tão dependente desse teu amor</text:p>
            <text:p text:style-name="P6">Uma pequena gota, em</text:p>
            <text:p text:style-name="P6">teu grande mar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32">
        <draw:frame presentation:style-name="pr6" draw:text-style-name="P7" draw:layer="layout" svg:width="25.199cm" svg:height="18.963cm" svg:x="1.4cm" svg:y="0.837cm" presentation:class="subtitle" presentation:user-transformed="true">
          <draw:text-box>
            <text:p text:style-name="P6">Move as tuas águas,</text:p>
            <text:p text:style-name="P6">enche-me de Ti</text:p>
            <text:p text:style-name="P6">Eu quero Senhor</text:p>
            <text:p text:style-name="P6">transbordar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32">
        <draw:frame presentation:style-name="pr1" draw:text-style-name="P7" draw:layer="layout" svg:width="25.199cm" svg:height="19.163cm" svg:x="1.4cm" svg:y="0.837cm" presentation:class="subtitle" presentation:user-transformed="true">
          <draw:text-box>
            <text:p text:style-name="P6">Pra teu louvor, faz-me Senhor</text:p>
            <text:p text:style-name="P6">Eu quero ser usado sem medida</text:p>
            <text:p text:style-name="P6">Prepara-me Senhor</text:p>
            <text:p text:style-name="P6">Capacita-me Senhor</text:p>
            <text:p text:style-name="P6">Te entrego a direção da</text:p>
            <text:p text:style-name="P6">minha vida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32">
        <draw:frame presentation:style-name="pr1" draw:text-style-name="P7" draw:layer="layout" svg:width="25.199cm" svg:height="19.163cm" svg:x="1.4cm" svg:y="0.837cm" presentation:class="subtitle" presentation:user-transformed="true">
          <draw:text-box>
            <text:p text:style-name="P6">Pra teu louvor, faz-me Senhor</text:p>
            <text:p text:style-name="P6">Eu quero ser usado sem medida</text:p>
            <text:p text:style-name="P6">Prepara-me Senhor</text:p>
            <text:p text:style-name="P6">Capacita-me Senhor</text:p>
            <text:p text:style-name="P6">Te entrego a direção da</text:p>
            <text:p text:style-name="P6">minha vida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32">
        <draw:frame presentation:style-name="pr1" draw:text-style-name="P7" draw:layer="layout" svg:width="25.199cm" svg:height="19.163cm" svg:x="1.4cm" svg:y="0.837cm" presentation:class="subtitle" presentation:user-transformed="true">
          <draw:text-box>
            <text:p text:style-name="P6">Prepara-me Senhor</text:p>
            <text:p text:style-name="P6">Capacita-me Senhor</text:p>
            <text:p text:style-name="P6">Te entrego a direção da</text:p>
            <text:p text:style-name="P6">minha vida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32">
        <draw:frame presentation:style-name="pr1" draw:text-style-name="P7" draw:layer="layout" svg:width="25.199cm" svg:height="19.163cm" svg:x="1.4cm" svg:y="0.837cm" presentation:class="subtitle" presentation:user-transformed="true">
          <draw:text-box>
            <text:p text:style-name="P6">Pra teu louvor, faz-me Senhor</text:p>
            <text:p text:style-name="P6">Eu quero ser usado sem medida</text:p>
            <text:p text:style-name="P6">Prepara-me Senhor</text:p>
            <text:p text:style-name="P6">Capacita-me Senhor</text:p>
            <text:p text:style-name="P6">Te entrego a direção da</text:p>
            <text:p text:style-name="P6">minha vida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7T15:00:19.251373568</meta:creation-date>
    <dc:date>2015-11-27T15:14:10.149708013</dc:date>
    <meta:editing-duration>PT13M45S</meta:editing-duration>
    <meta:editing-cycles>14</meta:editing-cycles>
    <meta:generator>LibreOffice/4.4.6.3$Linux_X86_64 LibreOffice_project/40m0$Build-3</meta:generator>
    <meta:document-statistic meta:object-count="75"/>
  </office:meta>
</office:document-meta>
</file>